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4">
      <style:text-properties fo:font-size="11pt" style:font-size-asian="11pt" style:font-size-complex="11pt"/>
    </style:style>
    <style:style style:name="ce10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4" style:family="table-cell" style:parent-style-name="Default" style:data-style-name="N37">
      <style:text-properties fo:font-size="11pt" style:font-size-asian="11pt" style:font-size-complex="11pt"/>
    </style:style>
    <style:style style:name="ce15" style:family="table-cell" style:parent-style-name="Default" style:data-style-name="N4">
      <style:table-cell-properties style:vertical-align="automatic" fo:wrap-option="wrap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36"/>
    <style:style style:name="ce2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12.938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3.22791666666667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25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ward Amount</text:p>
          </table:table-cell>
          <table:table-cell office:value-type="string" table:style-name="ce4">
            <text:p>Award 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To Currency</text:p>
          </table:table-cell>
          <table:table-cell office:value-type="string" table:style-name="ce4">
            <text:p>Amount Paid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5">
            <text:p>Rate</text:p>
          </table:table-cell>
          <table:table-cell office:value-type="string" table:style-name="ce4">
            <text:p>VAT</text:p>
          </table:table-cell>
          <table:table-cell office:value-type="string" table:style-name="ce4">
            <text:p>Check</text:p>
          </table:table-cell>
          <table:table-cell table:style-name="ce2"/>
          <table:table-cell table:number-columns-repeated="16366"/>
        </table:table-row>
        <table:table-row table:style-name="ro2">
          <table:table-cell table:style-name="ce2"/>
          <table:table-cell table:style-name="ce3"/>
          <table:table-cell office:value-type="string" table:style-name="ce6">
            <text:p>save as monthlyWorksheet.csv for further processing</text:p>
          </table:table-cell>
          <table:table-cell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3">
          <table:table-cell table:style-name="ce2"/>
          <table:table-cell table:style-name="ce7"/>
          <table:table-cell office:value-type="string" table:style-name="ce7">
            <text:p>ecosystem</text:p>
          </table:table-cell>
          <table:table-cell table:style-name="ce8"/>
          <table:table-cell table:number-columns-repeated="10" table:style-name="ce2"/>
          <table:table-cell table:style-name="ce5"/>
          <table:table-cell table:style-name="ce2"/>
          <table:table-cell table:style-name="ce9"/>
          <table:table-cell table:number-columns-repeated="16367" table:style-name="ce1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3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5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168" table:style-name="ce11">
            <text:p>168</text:p>
          </table:table-cell>
          <table:table-cell office:value-type="string" table:style-name="ce11">
            <text:p>Monthly payment to Max Wilfinger for Bug Triage Project #168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9">
            <text:p>1,000.00</text:p>
          </table:table-cell>
          <table:table-cell office:value-type="float" office:value="1000" table:formula="of:=[.D11]/[.O11]" table:style-name="ce9">
            <text:p>1,0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314" table:style-name="ce11">
            <text:p>314</text:p>
          </table:table-cell>
          <table:table-cell office:value-type="string" table:style-name="ce16">
            <text:p>pieterhijma - OCCT liaison #314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26.41" table:style-name="ce13">
            <text:p>426.41</text:p>
          </table:table-cell>
          <table:table-cell office:value-type="float" office:value="426.41" table:formula="of:=[.K13]" table:style-name="ce13">
            <text:p>426.41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89.546099999999996" table:formula="of:=[.K13]*[Sheet2.$B$9]" table:style-name="ce9">
            <text:p>89.55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359" table:style-name="ce11">
            <text:p>359</text:p>
          </table:table-cell>
          <table:table-cell office:value-type="string" table:style-name="ce16">
            <text:p>kkremitzki - Infrastructure management #359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13">
            <text:p>1000</text:p>
          </table:table-cell>
          <table:table-cell office:value-type="float" office:value="1000" table:formula="of:=[.K15]" table:style-name="ce13">
            <text:p>1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210" table:formula="of:=[.K15]*[Sheet2.$B$9]" table:style-name="ce9">
            <text:p>210.0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Blog/Website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217" table:style-name="ce11">
            <text:p>217</text:p>
          </table:table-cell>
          <table:table-cell office:value-type="string" table:style-name="ce17">
            <text:p>Blog coordination grant #217 (Alex Prokoudine)</text:p>
          </table:table-cell>
          <table:table-cell office:value-type="float" office:value="525" table:style-name="ce12">
            <text:p>525.00</text:p>
          </table:table-cell>
          <table:table-cell office:value-type="string" table:style-name="ce4">
            <text:p>CURRENCY::EUR</text:p>
          </table:table-cell>
          <table:table-cell office:value-type="string" table:style-name="ce2">
            <text:p>RS 113541849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40" table:style-name="ce9">
            <text:p>540.00</text:p>
          </table:table-cell>
          <table:table-cell office:value-type="float" office:value="525" table:formula="of:= [.D18]" table:style-name="ce9">
            <text:p>525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110.25" table:formula="of:=[.D18]*[Sheet2.B9]" table:style-name="ce9">
            <text:p>110.25</text:p>
          </table:table-cell>
          <table:table-cell office:value-type="float" office:value="540" table:formula="of:=[.L18]+[.M18]" table:style-name="ce9">
            <text:p>54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7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Payment to concretedog (Jo Hinchliffe) for blog content #113</text:p>
          </table:table-cell>
          <table:table-cell office:value-type="float" office:value="570" table:style-name="ce12">
            <text:p>57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49.29" table:style-name="ce13">
            <text:p>549.29</text:p>
          </table:table-cell>
          <table:table-cell office:value-type="float" office:value="549.29" table:formula="of:=[.K20]" table:style-name="ce9">
            <text:p>549.29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formula="of:=([.L20]+[.N20])/([.K20]-[.M20])" table:style-name="ce14">
            <text:p>1.00000</text:p>
          </table:table-cell>
          <table:table-cell office:value-type="float" office:value="115.35089999999998" table:formula="of:=[.K20]*[Sheet2.B9]" table:style-name="ce9">
            <text:p>115.35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372" table:style-name="ce11">
            <text:p>372</text:p>
          </table:table-cell>
          <table:table-cell office:value-type="string" table:style-name="ce11">
            <text:p>mnesarco - Addon Ecosystem Technical Lead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2">
            <text:p>CURRENCY::EUR</text:p>
          </table:table-cell>
          <table:table-cell office:value-type="float" office:value="441.49" table:style-name="ce9">
            <text:p>441.49</text:p>
          </table:table-cell>
          <table:table-cell office:value-type="float" office:value="441.49" table:formula="of:=[.K22]" table:style-name="ce9">
            <text:p>441.49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92.712900000000005" table:formula="of:=[.K22]*[Sheet2.B9]" table:style-name="ce9">
            <text:p>92.71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Renumeration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11-07T00:00:00" table:style-name="ce10">
            <text:p>2025-11-07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Monthly Stipend for FPA Chair #116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office:value-type="string" table:style-name="ce18">
            <text:p>BE 0655.581.7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Rémunérations</text:p>
          </table:table-cell>
          <table:table-cell office:value-type="string" table:style-name="ce4">
            <text:p>CURRENCY::EUR</text:p>
          </table:table-cell>
          <table:table-cell office:value-type="float" office:value="436.81" table:style-name="ce1">
            <text:p>436.81</text:p>
          </table:table-cell>
          <table:table-cell office:value-type="float" office:value="361" table:formula="of:=[.K24]-[.P24]" table:style-name="ce9">
            <text:p>361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75.81" table:formula="of:=[.K24] - [.K24]/(1+[Sheet2.B9])" table:style-name="ce9">
            <text:p>75.81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9"/>
          <table:table-cell table:number-columns-repeated="2" table:style-name="ce1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4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11-17T00:00:00" table:style-name="ce10">
            <text:p>2025-11-17</text:p>
          </table:table-cell>
          <table:table-cell office:value-type="float" office:value="251" table:style-name="ce1">
            <text:p>251</text:p>
          </table:table-cell>
          <table:table-cell office:value-type="string" table:style-name="ce13">
            <text:p>Monthly Donation to Codeberg e.V. #251</text:p>
          </table:table-cell>
          <table:table-cell office:value-type="float" office:value="10" table:style-name="ce12">
            <text:p>10.00</text:p>
          </table:table-cell>
          <table:table-cell office:value-type="string" table:style-name="ce4">
            <text:p>CURRENCY::EUR</text:p>
          </table:table-cell>
          <table:table-cell table:style-name="ce1"/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Donations Out:Donations Out EUR</text:p>
          </table:table-cell>
          <table:table-cell office:value-type="string" table:style-name="ce4">
            <text:p>CURRENCY::EU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0" table:style-name="ce9">
            <text:p>0.00</text:p>
          </table:table-cell>
          <table:table-cell table:style-name="ce9"/>
          <table:table-cell table:number-columns-repeated="16367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3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3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1048543" table:style-name="ro4">
          <table:table-cell table:number-columns-repeated="16384"/>
        </table:table-row>
      </table:table>
      <table:table table:name="Sheet2" table:style-name="ta1"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7" table:number-columns-repeated="16368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 office:value-type="string" table:style-name="ce1">
            <text:p>VAT Rate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PA VAT Number:</text:p>
          </table:table-cell>
          <table:table-cell office:value-type="string" table:style-name="ce1">
            <text:p>BE<text:s/><text:span text:style-name="T1">0781.867.807</text:span></text:p>
          </table:table-cell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mount</text:p>
          </table:table-cell>
          <table:table-cell office:value-type="string" table:style-name="ce4">
            <text:p>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Base Amount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20">
            <text:p>Rate</text:p>
          </table:table-cell>
          <table:table-cell office:value-type="string" table:style-name="ce21">
            <text:p>VAT</text:p>
          </table:table-cell>
          <table:table-cell office:value-type="string" table:style-name="ce21">
            <text:p>From Acct Amount</text:p>
          </table:table-cell>
          <table:table-cell table:number-columns-repeated="16368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5" number:min-decimal-places="5" number:min-integer-digits="1"/>
    </number:number-style>
    <number:number-style style:name="N3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meta:creation-date>2025-02-03T10:20:43Z</meta:creation-date>
    <dc:date>2025-12-20T20:07:40Z</dc:date>
    <meta:editing-cycles>43</meta:editing-cycles>
    <meta:editing-duration>PT24490S</meta:editing-duration>
  </office:meta>
</office:document-meta>
</file>